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5000001BAB264812D.png" manifest:media-type="image/png"/>
  <manifest:file-entry manifest:full-path="Pictures/2000000200000169000000D9805CB923.eps" manifest:media-type=""/>
  <manifest:file-entry manifest:full-path="Pictures/2000000200000169000000D9ADE2292C.eps" manifest:media-type=""/>
  <manifest:file-entry manifest:full-path="Pictures/2000000200000169000000D99FA6C8A5.eps" manifest:media-type=""/>
  <manifest:file-entry manifest:full-path="Pictures/2000000200000169000000D972D3DDBF.eps" manifest:media-type=""/>
  <manifest:file-entry manifest:full-path="Pictures/20000002000004E6000001272EBB2FCD.eps" manifest:media-type=""/>
  <manifest:file-entry manifest:full-path="Pictures/2000000200000169000000D96A75FEA9.eps" manifest:media-type=""/>
  <manifest:file-entry manifest:full-path="Pictures/100000000000018A000001561228C562.png" manifest:media-type="image/png"/>
  <manifest:file-entry manifest:full-path="Pictures/10000000000001910000015FEE81BE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ＭＳ 明朝1" svg:font-family="'ＭＳ 明朝', 'MS Mincho'" style:font-family-generic="roman"/>
    <style:font-face style:name="TakaoPGothic2" svg:font-family="TakaoPGothic" style:font-family-generic="swiss"/>
    <style:font-face style:name="Courier New2" svg:font-family="'Courier New'" style:font-family-generic="modern" style:font-pitch="fixed"/>
    <style:font-face style:name="IPA Pゴシック1" svg:font-family="'IPA Pゴシック'" style:font-pitch="variable"/>
    <style:font-face style:name="Liberation Sans1" svg:font-family="'Liberation Sans'" style:font-pitch="variable"/>
    <style:font-face style:name="M+ 2p light" svg:font-family="'M+ 2p light'" style:font-pitch="variable"/>
    <style:font-face style:name="Wingdings1" svg:font-family="Wingdings" style:font-pitch="variable"/>
    <style:font-face style:name="ゆたココ" svg:font-family="ゆたココ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ＭＳ 明朝" svg:font-family="'ＭＳ 明朝', 'MS Mincho'" style:font-family-generic="roman" style:font-pitch="variable"/>
    <style:font-face style:name="Arial1" svg:font-family="Arial" style:font-family-generic="swiss" style:font-pitch="variable"/>
    <style:font-face style:name="TakaoPGothic1" svg:font-family="TakaoPGothic" style:font-family-generic="swiss" style:font-pitch="variable"/>
    <style:font-face style:name="Courier New3" svg:font-family="'Courier New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ymbol1" svg:font-family="Symbol" style:font-family-generic="system" style:font-pitch="variable"/>
    <style:font-face style:name="TakaoPGothic" svg:font-family="TakaoPGothic" style:font-family-generic="system" style:font-pitch="variable"/>
    <style:font-face style:name="Times New Roman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9966" draw:fill-color="#339966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339966" draw:fill-color="#339966" draw:textarea-horizontal-align="justify" draw:textarea-vertical-align="middle" draw:auto-grow-height="false" fo:min-height="3.75cm" fo:min-width="27.5cm"/>
    </style:style>
    <style:style style:name="gr4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5.111cm"/>
    </style:style>
    <style:style style:name="gr5" style:family="graphic" style:parent-style-name="standard">
      <style:graphic-properties svg:stroke-color="#339966" draw:fill-color="#339966" draw:textarea-horizontal-align="justify" draw:textarea-vertical-align="middle" draw:auto-grow-height="false" fo:min-height="0.35cm" fo:min-width="27.5cm"/>
    </style:style>
    <style:style style:name="gr6" style:family="graphic" style:parent-style-name="standard">
      <style:graphic-properties draw:stroke="none" draw:fill="none" fo:min-height="0.852cm"/>
    </style:style>
    <style:style style:name="gr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2.441cm" fo:min-width="0cm"/>
    </style:style>
    <style:style style:name="gr9" style:family="graphic" style:parent-style-name="standard">
      <style:graphic-properties draw:stroke="none" draw:fill-color="#83caff" draw:textarea-horizontal-align="justify" draw:textarea-vertical-align="middle" draw:auto-grow-height="false" fo:min-height="2.174cm" fo:min-width="0cm"/>
    </style:style>
    <style:style style:name="gr10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4.7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5cm" fo:min-width="6.4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10.8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8.8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4cm" fo:min-width="5.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10.3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12.338cm"/>
    </style:style>
    <style:style style:name="gr17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6.7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4cm" fo:min-width="6.9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12.8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11.838cm"/>
    </style:style>
    <style:style style:name="pr1" style:family="presentation" style:parent-style-name="標準-title">
      <style:graphic-properties fo:min-height="14.848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fo:min-height="3.862cm"/>
    </style:style>
    <style:style style:name="pr4" style:family="presentation" style:parent-style-name="標準-title">
      <style:graphic-properties fo:min-height="12.727cm"/>
    </style:style>
    <style:style style:name="P1" style:family="paragraph">
      <loext:graphic-properties draw:fill-color="#3399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ffff" style:font-name="ゆたココ" fo:font-size="60pt" fo:text-shadow="none" fo:font-weight="normal" style:font-name-asian="ゆたココ" style:font-size-asian="60pt" style:font-weight-asian="normal" style:font-size-complex="60pt" style:font-weight-complex="normal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fo:color="#ffffff" style:font-name="M+ 2p light" fo:font-size="40pt" fo:text-shadow="none" fo:font-weight="normal" style:font-name-asian="M+ 2p light" style:font-size-asian="40pt" style:font-weight-asian="normal" style:font-size-complex="40pt" style:font-weight-complex="normal"/>
    </style:style>
    <style:style style:name="P6" style:family="paragraph">
      <style:paragraph-properties fo:text-align="center"/>
      <style:text-properties fo:color="#ffffff" style:font-name="M+ 2p light" style:font-name-asian="M+ 2p light" style:font-size-asian="18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83caff"/>
      <style:paragraph-properties fo:text-align="center"/>
    </style:style>
    <style:style style:name="P10" style:family="paragraph">
      <style:paragraph-properties fo:text-align="center"/>
      <style:text-properties fo:color="#ffffff" style:font-name="ゆたココ" style:font-name-asian="ゆたココ" style:font-size-asian="18pt"/>
    </style:style>
    <style:style style:name="P11" style:family="paragraph">
      <loext:graphic-properties draw:fill="none" draw:fill-color="#ffffff"/>
      <style:text-properties style:font-name="ゆたココ" fo:font-size="28pt" style:font-name-asian="ゆたココ" style:font-size-asian="28pt" style:font-size-complex="28pt"/>
    </style:style>
    <style:style style:name="P12" style:family="paragraph">
      <style:paragraph-properties fo:text-align="center"/>
      <style:text-properties fo:color="#ffffff" style:font-name="ゆたココ" fo:font-size="18pt" style:font-name-asian="ゆたココ" style:font-size-asian="1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ゆたココ" fo:font-size="60pt" fo:font-style="normal" fo:text-shadow="1pt 1pt" style:text-underline-style="none" fo:font-weight="normal" style:letter-kerning="true" fo:background-color="transparent" style:font-name-asian="ゆたココ" style:font-size-asian="60pt" style:font-style-asian="normal" style:font-weight-asian="normal" style:font-name-complex="TakaoPGothic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ゆたココ" fo:font-size="60pt" fo:font-style="normal" fo:text-shadow="none" style:text-underline-style="none" fo:font-weight="normal" style:letter-kerning="true" fo:background-color="transparent" style:font-name-asian="ゆたココ" style:font-size-asian="60pt" style:font-style-asian="normal" style:font-weight-asian="normal" style:font-name-complex="TakaoPGothic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ゆたココ" fo:font-size="40pt" fo:font-style="normal" fo:text-shadow="none" style:text-underline-style="none" fo:font-weight="normal" style:letter-kerning="true" fo:background-color="transparent" style:font-name-asian="ゆたココ" style:font-size-asian="40pt" style:font-style-asian="normal" style:font-weight-asian="normal" style:font-name-complex="TakaoPGothic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M+ 2p light" style:font-name-asian="M+ 2p light" style:font-size-asian="18pt"/>
    </style:style>
    <style:style style:name="T5" style:family="text">
      <style:text-properties fo:color="#ffffff" style:font-name="ゆたココ" style:font-name-asian="ゆたココ" style:font-size-asian="18pt"/>
    </style:style>
    <style:style style:name="T6" style:family="text">
      <style:text-properties style:font-name="ゆたココ" fo:font-size="28pt" style:font-name-asian="ゆたココ" style:font-size-asian="28pt" style:font-size-complex="28pt"/>
    </style:style>
    <style:style style:name="T7" style:family="text">
      <style:text-properties fo:color="#ffffff" style:font-name="ゆたココ" fo:font-size="18pt" style:font-name-asian="ゆたココ" style:font-size-asian="18pt"/>
    </style:style>
    <style:style style:name="T8" style:family="text">
      <style:text-properties fo:color="#800000" style:font-name="ゆたココ" fo:font-size="28pt" style:font-name-asian="ゆたココ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14.848cm" svg:x="-0.2cm" svg:y="3.674cm" presentation:class="title" presentation:user-transformed="true">
          <draw:text-box>
            <text:p text:style-name="P2"><text:span text:style-name="T1">2016</text:span><text:span text:style-name="T1">夏の学校</text:span><text:span text:style-name="T2"><text:line-break/></text:span><text:span text:style-name="T2"><text:line-break/></text:span><text:span text:style-name="T2">Wigner</text:span><text:span text:style-name="T2">表示</text:span><text:span text:style-name="T2"><text:line-break/></text:span><text:span text:style-name="T2"><text:line-break/></text:span><text:span text:style-name="T2">Ising</text:span><text:span text:style-name="T2">模型</text:span><text:span text:style-name="T2"><text:line-break/></text:span><text:span text:style-name="T2"><text:line-break/></text:span><text:span text:style-name="T2">経路積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Wigner</text:span><text:span text:style-name="T3">表示</text:span></text:p>
          </draw:text-box>
        </draw:frame>
        <draw:custom-shape draw:style-name="gr4" draw:text-style-name="P6" draw:layer="layout" svg:width="5.61cm" svg:height="1.2cm" svg:x="0.59cm" svg:y="4.79cm">
          <text:p text:style-name="P2"><text:span text:style-name="T4">Phase space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502cm" svg:height="1.102cm" svg:x="19.051cm" svg:y="10.531cm">
          <draw:text-box>
            <text:p/>
          </draw:text-box>
        </draw:frame>
        <draw:frame draw:style-name="gr7" draw:text-style-name="P8" draw:layer="layout" svg:width="7cm" svg:height="6.13cm" svg:x="16.491cm" svg:y="6.7cm">
          <draw:image xlink:href="Pictures/10000000000001910000015FEE81BEAC.png" xlink:type="simple" xlink:show="embed" xlink:actuate="onLoad">
            <text:p/>
          </draw:image>
        </draw:frame>
        <draw:frame draw:style-name="gr7" draw:text-style-name="P8" draw:layer="layout" svg:width="7cm" svg:height="6.08cm" svg:x="3.771cm" svg:y="6.635cm">
          <draw:image xlink:href="Pictures/100000000000018A000001561228C562.png" xlink:type="simple" xlink:show="embed" xlink:actuate="onLoad">
            <text:p/>
          </draw:image>
        </draw:frame>
        <draw:frame draw:style-name="gr7" draw:text-style-name="P8" draw:layer="layout" svg:width="9.73cm" svg:height="5.85cm" svg:x="2.286cm" svg:y="13.594cm">
          <draw:image xlink:href="Pictures/2000000200000169000000D96A75FEA9.eps" xlink:type="simple" xlink:show="embed" xlink:actuate="onLoad">
            <text:p/>
          </draw:image>
        </draw:frame>
        <draw:frame draw:style-name="gr7" draw:text-style-name="P8" draw:layer="layout" svg:width="11.73cm" svg:height="7.05cm" svg:x="14.6cm" svg:y="13cm">
          <draw:image xlink:href="Pictures/2000000200000169000000D972D3DDBF.eps" xlink:type="simple" xlink:show="embed" xlink:actuate="onLoad">
            <text:p/>
          </draw:image>
        </draw:frame>
        <draw:custom-shape draw:style-name="gr8" draw:text-style-name="P9" draw:layer="layout" svg:width="1.055cm" svg:height="3.135cm" draw:transform="rotate (-1.5707963267949) translate (15.7cm 15.8cm)">
          <text:p/>
          <draw:enhanced-geometry svg:viewBox="0 0 21600 21600" draw:text-areas="?f0 ?f7 ?f2 21600" draw:type="up-arrow" draw:modifiers="10937.7551020408 5952.272727272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055cm" svg:height="3.135cm" draw:transform="rotate (-1.5707963267949) translate (15.701cm 9.3cm)">
          <text:p/>
          <draw:enhanced-geometry svg:viewBox="0 0 21600 21600" draw:text-areas="?f0 ?f7 ?f2 21600" draw:type="up-arrow" draw:modifiers="10937.7551020408 5952.272727272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Wigner</text:span><text:span text:style-name="T3">表示</text:span></text:p>
          </draw:text-box>
        </draw:frame>
        <draw:custom-shape draw:style-name="gr10" draw:text-style-name="P10" draw:layer="layout" svg:width="5.21cm" svg:height="1.2cm" svg:x="0.59cm" svg:y="4.79cm">
          <text:p text:style-name="P2"><text:span text:style-name="T5">できること</text:span></text:p>
          <draw:enhanced-geometry svg:viewBox="0 0 21600 21600" draw:text-areas="0 0 21600 21600" draw:type="pentagon-right" draw:modifiers="19636.10563657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6.928cm" svg:height="4.215cm" svg:x="9.5cm" svg:y="6.8cm">
          <draw:text-box>
            <text:p><text:span text:style-name="T6">・量子力学</text:span></text:p>
            <text:p><text:span text:style-name="T6"/></text:p>
            <text:p><text:span text:style-name="T6">・</text:span><text:span text:style-name="T6">Fourier</text:span><text:span text:style-name="T6">変換</text:span></text:p>
            <text:p><text:span text:style-name="T6"/></text:p>
          </draw:text-box>
        </draw:frame>
        <draw:custom-shape draw:style-name="gr10" draw:text-style-name="P10" draw:layer="layout" svg:width="5.21cm" svg:height="1.2cm" svg:x="0.591cm" svg:y="12.691cm">
          <text:p text:style-name="P2"><text:span text:style-name="T5">課題</text:span></text:p>
          <draw:enhanced-geometry svg:viewBox="0 0 21600 21600" draw:text-areas="0 0 21600 21600" draw:type="pentagon-right" draw:modifiers="19636.10563657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1.352cm" svg:height="5.206cm" svg:x="1.5cm" svg:y="14.6cm">
          <draw:text-box>
            <text:p><text:span text:style-name="T6">・他の非定常系への拡張</text:span></text:p>
            <text:p><text:span text:style-name="T6"/></text:p>
            <text:p><text:span text:style-name="T6">・かっこいい数値計算へ</text:span></text:p>
            <text:p><text:span text:style-name="T6"/></text:p>
            <text:p><text:span text:style-name="T6">・手計算で解析</text:span></text:p>
          </draw:text-box>
        </draw:frame>
        <draw:frame draw:style-name="gr13" draw:text-style-name="P11" draw:layer="layout" svg:width="9.379cm" svg:height="5.206cm" svg:x="14.9cm" svg:y="14.6cm">
          <draw:text-box>
            <text:p><text:span text:style-name="T6">・負の値の考察</text:span></text:p>
            <text:p><text:span text:style-name="T6"/></text:p>
            <text:p><text:span text:style-name="T6">・伏見関数</text:span></text:p>
            <text:p><text:span text:style-name="T6"/></text:p>
            <text:p><text:span text:style-name="T6">・コヒーレント状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Ising</text:span><text:span text:style-name="T3">模型</text:span></text:p>
          </draw:text-box>
        </draw:frame>
        <draw:custom-shape draw:style-name="gr4" draw:text-style-name="P12" draw:layer="layout" svg:width="5.61cm" svg:height="1.2cm" svg:x="0.59cm" svg:y="4.79cm">
          <text:p text:style-name="P2"><text:span text:style-name="T7">相転移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999cm" svg:height="6.586cm" svg:x="-0.036cm" svg:y="6.14cm">
          <draw:image xlink:href="Pictures/20000002000004E6000001272EBB2FCD.eps" xlink:type="simple" xlink:show="embed" xlink:actuate="onLoad">
            <text:p/>
          </draw:image>
        </draw:frame>
        <draw:frame draw:style-name="gr7" draw:text-style-name="P8" draw:layer="layout" svg:width="10.73cm" svg:height="6.45cm" svg:x="1.595cm" svg:y="13.524cm">
          <draw:image xlink:href="Pictures/2000000200000169000000D99FA6C8A5.eps" xlink:type="simple" xlink:show="embed" xlink:actuate="onLoad">
            <text:p/>
          </draw:image>
        </draw:frame>
        <draw:frame draw:style-name="gr7" draw:text-style-name="P8" draw:layer="layout" svg:width="10.73cm" svg:height="6.45cm" svg:x="15.121cm" svg:y="13.535cm">
          <draw:image xlink:href="Pictures/2000000200000169000000D9ADE2292C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Ising</text:span><text:span text:style-name="T3">模型</text:span></text:p>
          </draw:text-box>
        </draw:frame>
        <draw:custom-shape draw:style-name="gr4" draw:text-style-name="P12" draw:layer="layout" svg:width="5.61cm" svg:height="1.2cm" svg:x="0.59cm" svg:y="4.79cm">
          <text:p text:style-name="P2"><text:span text:style-name="T7">できること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4" draw:text-style-name="P11" draw:layer="layout" svg:width="6.42cm" svg:height="3.224cm" svg:x="9.5cm" svg:y="6.8cm">
          <draw:text-box>
            <text:p><text:span text:style-name="T6">・統計力学</text:span></text:p>
            <text:p><text:span text:style-name="T6"/></text:p>
            <text:p><text:span text:style-name="T6">・相転移理論</text:span></text:p>
          </draw:text-box>
        </draw:frame>
        <draw:custom-shape draw:style-name="gr5" draw:text-style-name="P1" draw:layer="layout" svg:width="28cm" svg:height="0.6cm" svg:x="0cm" svg:y="20.4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21cm" svg:height="1.2cm" svg:x="0.591cm" svg:y="12.692cm">
          <text:p text:style-name="P2"><text:span text:style-name="T5">課題</text:span></text:p>
          <draw:enhanced-geometry svg:viewBox="0 0 21600 21600" draw:text-areas="0 0 21600 21600" draw:type="pentagon-right" draw:modifiers="19636.10563657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11" draw:layer="layout" svg:width="10.869cm" svg:height="5.206cm" svg:x="1.5cm" svg:y="14.601cm">
          <draw:text-box>
            <text:p><text:span text:style-name="T6">・一次元</text:span><text:span text:style-name="T6">Ising</text:span><text:span text:style-name="T6">の厳密解</text:span></text:p>
            <text:p><text:span text:style-name="T6"/></text:p>
            <text:p><text:span text:style-name="T6">・くりこみ変換</text:span></text:p>
            <text:p><text:span text:style-name="T6"/></text:p>
            <text:p><text:span text:style-name="T6">・</text:span><text:span text:style-name="T6">XY</text:span><text:span text:style-name="T6">模型への拡張</text:span></text:p>
          </draw:text-box>
        </draw:frame>
        <draw:frame draw:style-name="gr16" draw:text-style-name="P11" draw:layer="layout" svg:width="12.838cm" svg:height="5.206cm" svg:x="14.9cm" svg:y="14.601cm">
          <draw:text-box>
            <text:p><text:span text:style-name="T6">・</text:span><text:span text:style-name="T6">BKT</text:span><text:span text:style-name="T6">転移</text:span></text:p>
            <text:p><text:span text:style-name="T6"/></text:p>
            <text:p><text:span text:style-name="T6">・</text:span><text:span text:style-name="T6">Landau</text:span><text:span text:style-name="T6">の相転移理論</text:span></text:p>
            <text:p><text:span text:style-name="T6"/></text:p>
            <text:p><text:span text:style-name="T6">・真の基底状態を求めて</text:span><text:span text:style-name="T6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経路積分</text:span></text:p>
          </draw:text-box>
        </draw:frame>
        <draw:custom-shape draw:style-name="gr17" draw:text-style-name="P12" draw:layer="layout" svg:width="7.21cm" svg:height="1.2cm" svg:x="0.59cm" svg:y="4.79cm">
          <text:p text:style-name="P2"><text:span text:style-name="T7">数値計算に依る理解</text:span></text:p>
          <draw:enhanced-geometry svg:viewBox="0 0 21600 21600" draw:text-areas="0 0 21600 21600" draw:type="pentagon-right" draw:modifiers="19970.489529884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8" draw:layer="layout" svg:width="12.734cm" svg:height="7.654cm" svg:x="15.2cm" svg:y="13.2cm">
          <draw:image xlink:href="Pictures/2000000200000169000000D9805CB923.eps" xlink:type="simple" xlink:show="embed" xlink:actuate="onLoad">
            <text:p/>
          </draw:image>
        </draw:frame>
        <draw:frame draw:style-name="gr7" draw:text-style-name="P8" draw:layer="layout" svg:width="13.678cm" svg:height="11.694cm" svg:x="0.6cm" svg:y="6.506cm">
          <draw:image xlink:href="Pictures/1000000000000205000001BAB26481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経路積分</text:span></text:p>
          </draw:text-box>
        </draw:frame>
        <draw:custom-shape draw:style-name="gr4" draw:text-style-name="P12" draw:layer="layout" svg:width="5.61cm" svg:height="1.2cm" svg:x="0.59cm" svg:y="4.79cm">
          <text:p text:style-name="P2"><text:span text:style-name="T7">できること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8" draw:text-style-name="P11" draw:layer="layout" svg:width="7.407cm" svg:height="3.224cm" svg:x="9.5cm" svg:y="6.8cm">
          <draw:text-box>
            <text:p><text:span text:style-name="T6">・経路積分基礎</text:span></text:p>
            <text:p><text:span text:style-name="T6"/></text:p>
            <text:p><text:span text:style-name="T6">・</text:span><text:span text:style-name="T6">Green</text:span><text:span text:style-name="T6">関数</text:span></text:p>
          </draw:text-box>
        </draw:frame>
        <draw:custom-shape draw:style-name="gr5" draw:text-style-name="P1" draw:layer="layout" svg:width="28cm" svg:height="0.6cm" svg:x="0cm" svg:y="20.4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21cm" svg:height="1.2cm" svg:x="0.591cm" svg:y="12.692cm">
          <text:p text:style-name="P2"><text:span text:style-name="T5">課題</text:span></text:p>
          <draw:enhanced-geometry svg:viewBox="0 0 21600 21600" draw:text-areas="0 0 21600 21600" draw:type="pentagon-right" draw:modifiers="19636.10563657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9" draw:text-style-name="P11" draw:layer="layout" svg:width="13.325cm" svg:height="5.206cm" svg:x="1.5cm" svg:y="14.601cm">
          <draw:text-box>
            <text:p><text:span text:style-name="T6">・調和トラップ系の解析計算</text:span></text:p>
            <text:p><text:span text:style-name="T6"/></text:p>
            <text:p><text:span text:style-name="T6">・いろんなポテンシャル</text:span></text:p>
            <text:p><text:span text:style-name="T6"/></text:p>
            <text:p><text:span text:style-name="T6">・高次元系への拡張</text:span></text:p>
          </draw:text-box>
        </draw:frame>
        <draw:frame draw:style-name="gr20" draw:text-style-name="P11" draw:layer="layout" svg:width="12.338cm" svg:height="5.206cm" svg:x="14.9cm" svg:y="14.601cm">
          <draw:text-box>
            <text:p><text:span text:style-name="T6">・</text:span><text:span text:style-name="T6">WKB</text:span><text:span text:style-name="T6">近似での定式化</text:span></text:p>
            <text:p><text:span text:style-name="T6"/></text:p>
            <text:p><text:span text:style-name="T8">　数値計算は簡単ですが</text:span></text:p>
            <text:p><text:span text:style-name="T8">　直感的な理解は簡単では</text:span></text:p>
            <text:p><text:span text:style-name="T8">　ないです</text:span><text:span text:style-name="T8">. </text:span><text:span text:style-name="T8">がんばれ</text:span><text:span text:style-name="T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8cm" svg:height="12.727cm" svg:x="-0.2cm" svg:y="4.736cm" presentation:class="title" presentation:user-transformed="true">
          <draw:text-box>
            <text:p text:style-name="P2"><text:span text:style-name="T2">数値計算の結果</text:span><text:span text:style-name="T2"><text:line-break/></text:span><text:span text:style-name="T2">「なんか出ました」</text:span><text:span text:style-name="T2"><text:line-break/></text:span><text:span text:style-name="T2">で終わらないように</text:span><text:span text:style-name="T2"><text:line-break/></text:span><text:span text:style-name="T2"><text:line-break/></text:span><text:span text:style-name="T2">物理的直感的な理解に</text:span><text:span text:style-name="T2"><text:line-break/></text:span><text:span text:style-name="T2">努めましょ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ＭＳ 明朝1" svg:font-family="'ＭＳ 明朝', 'MS Mincho'" style:font-family-generic="roman"/>
    <style:font-face style:name="TakaoPGothic2" svg:font-family="TakaoPGothic" style:font-family-generic="swiss"/>
    <style:font-face style:name="Courier New2" svg:font-family="'Courier New'" style:font-family-generic="modern" style:font-pitch="fixed"/>
    <style:font-face style:name="IPA Pゴシック1" svg:font-family="'IPA Pゴシック'" style:font-pitch="variable"/>
    <style:font-face style:name="Liberation Sans1" svg:font-family="'Liberation Sans'" style:font-pitch="variable"/>
    <style:font-face style:name="M+ 2p light" svg:font-family="'M+ 2p light'" style:font-pitch="variable"/>
    <style:font-face style:name="Wingdings1" svg:font-family="Wingdings" style:font-pitch="variable"/>
    <style:font-face style:name="ゆたココ" svg:font-family="ゆたココ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ＭＳ 明朝" svg:font-family="'ＭＳ 明朝', 'MS Mincho'" style:font-family-generic="roman" style:font-pitch="variable"/>
    <style:font-face style:name="Arial1" svg:font-family="Arial" style:font-family-generic="swiss" style:font-pitch="variable"/>
    <style:font-face style:name="TakaoPGothic1" svg:font-family="TakaoPGothic" style:font-family-generic="swiss" style:font-pitch="variable"/>
    <style:font-face style:name="Courier New3" svg:font-family="'Courier New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ymbol1" svg:font-family="Symbol" style:font-family-generic="system" style:font-pitch="variable"/>
    <style:font-face style:name="TakaoPGothic" svg:font-family="TakaoPGothic" style:font-family-generic="system" style:font-pitch="variable"/>
    <style:font-face style:name="Times New Roman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見出し_20_5" style:display-name="見出し 5" style:family="graphic">
      <style:paragraph-properties fo:margin-top="0.31cm" fo:margin-bottom="0.31cm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en" fo:country="US" fo:font-weight="bold" style:letter-kerning="true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吹き出し_20__28_文字_29_" style:display-name="吹き出し (文字)" style:family="graphic">
      <style:paragraph-properties style:text-autospace="none"/>
      <style:text-properties style:font-name="Arial1" fo:font-family="Arial" style:font-family-generic="swiss" style:font-pitch="variable" fo:font-size="9pt" style:letter-kerning="true" style:font-name-asian="Times New Roman1" style:font-family-asian="'Times New Roman'" style:font-family-generic-asian="roman" style:font-pitch-asian="variable" style:font-size-asian="9pt"/>
    </style:style>
    <style:style style:name="見出し_20_5_20__28_文字_29_" style:display-name="見出し 5 (文字)" style:family="graphic">
      <style:paragraph-properties style:text-autospace="none"/>
      <style:text-properties style:font-name="Times" fo:font-family="Times, 'Times New Roman'" style:font-family-generic="roman" style:font-pitch="variable" fo:font-weight="bold" style:font-name-asian="Times" style:font-family-asian="Times, 'Times New Roman'" style:font-family-generic-asian="roman" style:font-pitch-asian="variable" style:font-weight-asian="bold" style:font-weight-complex="bold"/>
    </style:style>
    <style:style style:name="フッター_20__28_文字_29_" style:display-name="フッター (文字)" style:family="graphic">
      <style:paragraph-properties style:text-autospace="none"/>
      <style:text-properties fo:font-size="11pt" style:letter-kerning="true" style:font-size-asian="11pt" style:font-size-complex="11pt"/>
    </style:style>
    <style:style style:name="ヘッダー_20__28_文字_29_" style:display-name="ヘッダー (文字)" style:family="graphic">
      <style:paragraph-properties style:text-autospace="none"/>
      <style:text-properties fo:font-size="11pt" style:letter-kerning="true" style:font-size-asian="11pt" style:font-size-complex="11pt"/>
    </style:style>
    <style:style style:name="段落フォント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0" style:family="graphic">
      <style:paragraph-properties style:text-autospace="none"/>
      <style:text-properties style:font-name="ＭＳ 明朝1" fo:font-family="'ＭＳ 明朝', 'MS Mincho'" style:font-family-generic="roman" style:font-name-asian="Times New Roman1" style:font-family-asian="'Times New Roman'" style:font-family-generic-asian="roman" style:font-pitch-asian="variable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表の見出し" style:family="graphic">
      <style:paragraph-properties fo:text-align="center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fo:font-weight="bold" style:letter-kerning="true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表の内容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吹き出し" style:family="graphic">
      <style:paragraph-properties fo:text-align="justify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Times New Roman1" style:font-family-asian="'Times New Roman'" style:font-family-generic-asian="roman" style:font-pitch-asian="variable" style:font-size-asian="9pt" style:language-asian="ar" style:country-asian="SA"/>
    </style:style>
    <style:style style:name="フッター" style:family="graphic">
      <style:paragraph-properties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ヘッダー" style:family="graphic">
      <style:paragraph-properties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日付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24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結語" style:family="graphic">
      <style:paragraph-properties fo:text-align="end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記" style:family="graphic">
      <style:paragraph-properties fo:text-align="center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索引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akaoPGothic2" style:font-family-asian="TakaoPGothic" style:font-family-generic-asian="swiss" style:font-size-asian="10pt" style:language-asian="ar" style:country-asian="SA"/>
    </style:style>
    <style:style style:name="キャプション" style:family="graphic">
      <style:paragraph-properties fo:margin-top="0.374cm" fo:margin-bottom="0.374cm" fo:text-align="justify" style:text-autospace="none" style:writing-mode="lr-tb"/>
      <style:text-properties style:use-window-font-color="true" style:font-name="Century" fo:font-family="Century" style:font-family-generic="roman" style:font-pitch="variable" fo:font-size="12pt" fo:language="en" fo:country="US" fo:font-style="italic" style:letter-kerning="true" style:font-name-asian="TakaoPGothic2" style:font-family-asian="TakaoPGothic" style:font-family-generic-asian="swiss" style:font-size-asian="12pt" style:language-asian="ar" style:country-asian="SA" style:font-style-asian="italic" style:font-style-complex="italic"/>
    </style:style>
    <style:style style:name="リスト" style:family="graphic">
      <style:paragraph-properties fo:margin-top="0cm" fo:margin-bottom="0.436cm" fo:line-height="120%"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akaoPGothic2" style:font-family-asian="TakaoPGothic" style:font-family-generic-asian="swiss" style:font-size-asian="10pt" style:language-asian="ar" style:country-asian="SA"/>
    </style:style>
    <style:style style:name="標準-background" style:family="presentation">
      <style:graphic-properties draw:stroke="none" draw:fill="none" draw:fill-color="#339966" draw:fill-image-width="0cm" draw:fill-image-height="0cm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3399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00:02:03.709718877</meta:creation-date>
    <dc:date>2016-05-17T14:05:32.678803980</dc:date>
    <meta:editing-duration>PT14H29M21S</meta:editing-duration>
    <meta:editing-cycles>167</meta:editing-cycles>
    <meta:generator>LibreOffice/4.4.6.3$Linux_X86_64 LibreOffice_project/40m0$Build-3</meta:generator>
    <meta:document-statistic meta:object-count="88"/>
    <meta:user-defined meta:name="TexMathsIgnorePreamble">FALSE</meta:user-defined>
    <meta:user-defined meta:name="TexMathsPreamble">\usepackage{amsmath,amssymb}§\usepackage{bm}§\usepackage{ascmac}§\usepackage{color}§\usepackage{braket}§\usepackage{bigints}§\usepackage{ulem}§\usepackage{physics}§§§\newcommand{\Lk}{{\cal L}_k}§\newcommand{\La}{{\cal L}_a}§\newcommand{\M}{{\cal M}}§\newcommand{\dket}[1]{| #1 \rangle \! \rangle}§\newcommand{\dbra}[1]{\langle \! \langle #1 |}§\newcommand{\dbraket}[2]{\langle \! \langle #1 | #2 \rangle \! \rangle}§\newcommand{\dpbra}[1]{( \! ( #1 |}§\newcommand{\dpket}[1]{| #1 ) \! )}§\newcommand{\pbra}[1]{( #1 |}§\newcommand{\pket}[1]{| #1 )}§\newcommand{\ul}[1]{\underline{#1}}§\newcommand{\calM}{{\cal M}}§\newcommand{\calL}{{\cal L}}§\newcommand{\calI}{{\cal I}}§\newcommand{\calK}{{\cal K}}§\newcommand{\calQ}{{\cal Q}}§\newcommand{\calP}{{\cal P}}§\newcommand{\calG}{{\cal G}}§\newcommand{\calS}{{\cal S}}§\newcommand{\Tr}{{\rm Tr}}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